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d94c5" officeooo:paragraph-rsid="000d94c5" style:font-size-asian="36pt" style:font-size-complex="36pt"/>
    </style:style>
    <style:style style:name="P2" style:family="paragraph" style:parent-style-name="Standard">
      <style:text-properties fo:font-size="12pt" officeooo:rsid="000d94c5" officeooo:paragraph-rsid="000d94c5" style:font-size-asian="10.5pt" style:font-size-complex="12pt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36pt" officeooo:rsid="000d94c5" officeooo:paragraph-rsid="000d94c5" style:font-size-asian="36pt" style:font-size-complex="36pt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32pt" officeooo:rsid="000d94c5" officeooo:paragraph-rsid="000d94c5" style:font-size-asian="28pt" style:font-size-complex="32pt"/>
    </style:style>
    <style:style style:name="P5" style:family="paragraph" style:parent-style-name="Text_20_body">
      <style:text-properties fo:font-size="12pt" officeooo:rsid="000d94c5" officeooo:paragraph-rsid="000d94c5" style:font-size-asian="10.5pt" style:font-size-complex="12pt"/>
    </style:style>
    <style:style style:name="P6" style:family="paragraph" style:parent-style-name="Text_20_body">
      <style:text-properties officeooo:paragraph-rsid="000d94c5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IGRP V6:</text:p>
      <text:p text:style-name="P1"/>
      <text:p text:style-name="P1"/>
      <text:p text:style-name="P3">ROUTER1:</text:p>
      <text:p text:style-name="P5"/>
      <text:p text:style-name="P7">Router&gt;enable</text:p>
      <text:p text:style-name="P7">Router(config)#ipv6 unicast-routing </text:p>
      <text:p text:style-name="P7">Router(config)#INTERFACE G0/0</text:p>
      <text:p text:style-name="P7">Router(config-if)#ipv6 address 2001:ACAD:a::1/64</text:p>
      <text:p text:style-name="P7">Router(config-if)#no shut</text:p>
      <text:p text:style-name="Text_20_body"/>
      <text:p text:style-name="P7"/>
      <text:p text:style-name="P7">Router(config-if)#INTERFACE S0/3/0</text:p>
      <text:p text:style-name="P7">Router(config-if)#ipv6 add 2001:ACAD:B::1/64</text:p>
      <text:p text:style-name="P7">Router(config-if)#clock rate 64000</text:p>
      <text:p text:style-name="P7">Router(config-if)#no shut</text:p>
      <text:p text:style-name="Text_20_body"/>
      <text:p text:style-name="P7"/>
      <text:p text:style-name="P7">Router&gt;en</text:p>
      <text:p text:style-name="P7">Router#conf t</text:p>
      <text:p text:style-name="P7">Enter configuration commands, one per line. End with CNTL/Z.</text:p>
      <text:p text:style-name="P7">Router(config)#hostname R1</text:p>
      <text:p text:style-name="P7"/>
      <text:p text:style-name="P7">R1(config)#IPV6 ROUTER EIGRP 100</text:p>
      <text:p text:style-name="P7"/>
      <text:p text:style-name="P7">R1(config-rtr)#EIGRP ROUter-id 1.1.1.1</text:p>
      <text:p text:style-name="P7">R1(config-rtr)#NO SHUT</text:p>
      <text:p text:style-name="P7">R1(config-rtr)#EXIT</text:p>
      <text:p text:style-name="P7">R1(config)#IN G0/0</text:p>
      <text:p text:style-name="P7">R1(config-if)#IPV</text:p>
      <text:p text:style-name="P7">R1(config-if)#IPV6 EIGRP 100</text:p>
      <text:p text:style-name="P7">R1(config-if)#IN S0/3/0</text:p>
      <text:p text:style-name="P7">R1(config-if)#IPV6 EIGRP 100</text:p>
      <text:p text:style-name="P7"><text:soft-page-break/>R1(config-if)#DO WR</text:p>
      <text:p text:style-name="P7">Building configuration...</text:p>
      <text:p text:style-name="P7">[OK]</text:p>
      <text:p text:style-name="P2"/>
      <text:p text:style-name="P2"/>
      <text:p text:style-name="P2"/>
      <text:p text:style-name="P2"/>
      <text:p text:style-name="P4">ROUTER2:</text:p>
      <text:p text:style-name="P6"/>
      <text:p text:style-name="P7">Router&gt;en conf t</text:p>
      <text:p text:style-name="P7"/>
      <text:p text:style-name="P7"/>
      <text:p text:style-name="P7">Router#conf t</text:p>
      <text:p text:style-name="P7">Enter configuration commands, one per line. End with CNTL/Z.</text:p>
      <text:p text:style-name="P7">Router(config)#ipv6 unicast-routing </text:p>
      <text:p text:style-name="P7">Router(config)#INTERFACE G0/0</text:p>
      <text:p text:style-name="P7">Router(config-if)#ipv6 add 2001:ACAD:C::1/64</text:p>
      <text:p text:style-name="P7">Router(config-if)#no shut</text:p>
      <text:p text:style-name="Text_20_body"/>
      <text:p text:style-name="P7"/>
      <text:p text:style-name="P7">Router(config-if)#INTERFACE S0/3/0</text:p>
      <text:p text:style-name="P7">Router(config-if)#ipv6 add 2001:ACAD:B::2/64</text:p>
      <text:p text:style-name="P7">Router(config-if)#no shut</text:p>
      <text:p text:style-name="Text_20_body"/>
      <text:p text:style-name="Text_20_body"/>
      <text:p text:style-name="Text_20_body"/>
      <text:p text:style-name="Text_20_body"/>
      <text:p text:style-name="P7">Router&gt;EN</text:p>
      <text:p text:style-name="P7">Router#CONF T</text:p>
      <text:p text:style-name="P7"/>
      <text:p text:style-name="P7"/>
      <text:p text:style-name="P7">Router(config)#IPV6 ROUTER EIGRP 100</text:p>
      <text:p text:style-name="P7"/>
      <text:p text:style-name="P7">Router(config-rtr)#EIGRP ROUTER-id 2.2.2.2</text:p>
      <text:p text:style-name="P7">Router(config-rtr)#no shut</text:p>
      <text:p text:style-name="P7">Router(config-rtr)#IN G0/0</text:p>
      <text:p text:style-name="P7"/>
      <text:p text:style-name="P7"><text:soft-page-break/>Router(config-if)#IPV6 EIGRP 100</text:p>
      <text:p text:style-name="P7">Router(config-if)#IN S0/3/0</text:p>
      <text:p text:style-name="P7">Router(config-if)#IPV</text:p>
      <text:p text:style-name="P7">Router(config-if)#IPV6 EIGRP 100</text:p>
      <text:p text:style-name="P7">Router(config-if)#</text:p>
      <text:p text:style-name="P7">%DUAL-5-NBRCHANGE: IPv6-EIGRP 100: Neighbor FE80::201:97FF:FE43:4501 (Serial0/3/0) is up: new adjacency</text:p>
      <text:p text:style-name="Text_20_body"/>
      <text:p text:style-name="P7">Router(config-if)#DO WR</text:p>
      <text:p text:style-name="P7">Building configuration...</text:p>
      <text:p text:style-name="P7">[OK]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6:52:55.239176859</meta:creation-date>
    <dc:date>2018-09-13T06:57:47.454934266</dc:date>
    <meta:editing-duration>PT4M58S</meta:editing-duration>
    <meta:editing-cycles>1</meta:editing-cycles>
    <meta:document-statistic meta:table-count="0" meta:image-count="0" meta:object-count="0" meta:page-count="3" meta:paragraph-count="53" meta:word-count="133" meta:character-count="1457" meta:non-whitespace-character-count="1375"/>
    <meta:generator>LibreOffice/5.4.7.2$Linux_X86_64 LibreOffice_project/40$Build-2</meta:generator>
  </office:meta>
</office:document-meta>
</file>